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9cm"/>
    </style:style>
    <style:style style:name="co2" style:family="table-column">
      <style:table-column-properties fo:break-before="auto" style:column-width="9.92cm"/>
    </style:style>
    <style:style style:name="co3" style:family="table-column">
      <style:table-column-properties fo:break-before="auto" style:column-width="24.23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5.803cm"/>
    </style:style>
    <style:style style:name="co6" style:family="table-column">
      <style:table-column-properties fo:break-before="auto" style:column-width="6.814cm"/>
    </style:style>
    <style:style style:name="co7" style:family="table-column">
      <style:table-column-properties fo:break-before="auto" style:column-width="11.215cm"/>
    </style:style>
    <style:style style:name="co8" style:family="table-column">
      <style:table-column-properties fo:break-before="auto" style:column-width="4.3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est Funcional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QVD <text:s/>Test Pl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O </text:p>
          </table:table-cell>
          <table:table-cell office:value-type="string">
            <text:p>Ubuntu 9.10</text:p>
          </table:table-cell>
        </table:table-row>
        <table:table-row table:style-name="ro1">
          <table:table-cell/>
          <table:table-cell office:value-type="string">
            <text:p>SO </text:p>
          </table:table-cell>
          <table:table-cell office:value-type="string">
            <text:p>Debian 5.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D</text:p>
          </table:table-cell>
          <table:table-cell office:value-type="string">
            <text:p>Test</text:p>
          </table:table-cell>
          <table:table-cell office:value-type="string">
            <text:p>Resultado esperad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st 1 </text:p>
          </table:table-cell>
          <table:table-cell office:value-type="string">
            <text:p>Instalación de los componentes servidor.</text:p>
          </table:table-cell>
          <table:table-cell office:value-type="string">
            <text:p>Los paquetes deben poder ser instalados automáticamente via dpkg </text:p>
          </table:table-cell>
        </table:table-row>
        <table:table-row table:style-name="ro1">
          <table:table-cell office:value-type="string">
            <text:p>Test 2 </text:p>
          </table:table-cell>
          <table:table-cell office:value-type="string">
            <text:p>Puesta en marcha del L7R</text:p>
          </table:table-cell>
          <table:table-cell office:value-type="string">
            <text:p>Una vez que los paquetes han sido instalados el L7R debe poder arrancarse automáticamente</text:p>
          </table:table-cell>
        </table:table-row>
        <table:table-row table:style-name="ro1">
          <table:table-cell office:value-type="string">
            <text:p>Test 3 </text:p>
          </table:table-cell>
          <table:table-cell office:value-type="string">
            <text:p>Puesta en marcha del servicio de rc y HKD </text:p>
          </table:table-cell>
          <table:table-cell office:value-type="string">
            <text:p>Una vez que los paquetes han sido instalados los servicios de rc y hkd deben poder arrancarse automáticamente en los hosts. </text:p>
          </table:table-cell>
        </table:table-row>
        <table:table-row table:style-name="ro1">
          <table:table-cell office:value-type="string">
            <text:p>Test 4 </text:p>
          </table:table-cell>
          <table:table-cell office:value-type="string">
            <text:p>Instalación del cliente</text:p>
          </table:table-cell>
          <table:table-cell office:value-type="string">
            <text:p>El cliente debe ser capaz de instalarse automáticamente via dpkg, se crearan iconos en Apps-&gt; Internet-&gt; QVD-Client.</text:p>
          </table:table-cell>
        </table:table-row>
        <table:table-row table:style-name="ro1">
          <table:table-cell office:value-type="string">
            <text:p>Test 5</text:p>
          </table:table-cell>
          <table:table-cell office:value-type="string">
            <text:p>Arranque del cliente</text:p>
          </table:table-cell>
          <table:table-cell office:value-type="string">
            <text:p>El cliente debe ser capaz de arrancar via linea de comando y via Icono menú de Gnome. </text:p>
          </table:table-cell>
        </table:table-row>
        <table:table-row table:style-name="ro1">
          <table:table-cell office:value-type="string">
            <text:p>Test 6 </text:p>
          </table:table-cell>
          <table:table-cell office:value-type="string">
            <text:p>Conectividad del cliente</text:p>
          </table:table-cell>
          <table:table-cell office:value-type="string">
            <text:p>Una vez que el cliente ha arrancado debe ser capaz de conectar dando usuario, password y máquina. El puerto es opcional</text:p>
          </table:table-cell>
        </table:table-row>
        <table:table-row table:style-name="ro1">
          <table:table-cell office:value-type="string">
            <text:p>Test 7</text:p>
          </table:table-cell>
          <table:table-cell office:value-type="string">
            <text:p>Autenticación con la BDD QVD</text:p>
          </table:table-cell>
          <table:table-cell office:value-type="string">
            <text:p>Los usuarios deben poder conectarse si el usuario está dado de alta contra el esquema de usuarios de QVD</text:p>
          </table:table-cell>
        </table:table-row>
        <table:table-row table:style-name="ro1">
          <table:table-cell office:value-type="string">
            <text:p>Test 8</text:p>
          </table:table-cell>
          <table:table-cell office:value-type="string">
            <text:p>Autenticación contra LDAP</text:p>
          </table:table-cell>
          <table:table-cell office:value-type="string">
            <text:p>Los usuarios deben poder conectarse si el usuario está dado de alta contra LDAP</text:p>
          </table:table-cell>
        </table:table-row>
        <table:table-row table:style-name="ro1">
          <table:table-cell office:value-type="string">
            <text:p>Test 9</text:p>
          </table:table-cell>
          <table:table-cell office:value-type="string">
            <text:p>Autenticación del administrador</text:p>
          </table:table-cell>
          <table:table-cell office:value-type="string">
            <text:p>El administrador web debe poder loguearse contra un usuario de la BBDD</text:p>
          </table:table-cell>
        </table:table-row>
        <table:table-row table:style-name="ro1">
          <table:table-cell office:value-type="string">
            <text:p>Test 10</text:p>
          </table:table-cell>
          <table:table-cell office:value-type="string">
            <text:p>Alta de Usuarios via CLI</text:p>
          </table:table-cell>
          <table:table-cell office:value-type="string">
            <text:p>Un usuario se debe poder dar de alta via el CLI</text:p>
          </table:table-cell>
        </table:table-row>
        <table:table-row table:style-name="ro1">
          <table:table-cell office:value-type="string">
            <text:p>Test 11</text:p>
          </table:table-cell>
          <table:table-cell office:value-type="string">
            <text:p>Alta de usuarios via web</text:p>
          </table:table-cell>
          <table:table-cell office:value-type="string">
            <text:p>Un usuario se debe poder dar de alta via web </text:p>
          </table:table-cell>
        </table:table-row>
        <table:table-row table:style-name="ro1">
          <table:table-cell office:value-type="string">
            <text:p>Test 12</text:p>
          </table:table-cell>
          <table:table-cell office:value-type="string">
            <text:p>Modificación de parametros de usuarios via CLI</text:p>
          </table:table-cell>
          <table:table-cell office:value-type="string">
            <text:p>Los parametros de los usuariosse cambian via CLI</text:p>
          </table:table-cell>
        </table:table-row>
        <table:table-row table:style-name="ro1">
          <table:table-cell office:value-type="string">
            <text:p>Test 13</text:p>
          </table:table-cell>
          <table:table-cell office:value-type="string">
            <text:p>Modificación de parametros de usuario via WEB </text:p>
          </table:table-cell>
          <table:table-cell office:value-type="string">
            <text:p>Los parametros de los usuariosse cambian via web</text:p>
          </table:table-cell>
        </table:table-row>
        <table:table-row table:style-name="ro1">
          <table:table-cell office:value-type="string">
            <text:p>Test 14</text:p>
          </table:table-cell>
          <table:table-cell office:value-type="string">
            <text:p>Baja de usuarios via CLI</text:p>
          </table:table-cell>
          <table:table-cell/>
        </table:table-row>
        <table:table-row table:style-name="ro1">
          <table:table-cell office:value-type="string">
            <text:p>Test 15</text:p>
          </table:table-cell>
          <table:table-cell office:value-type="string">
            <text:p>Baja de Usuarios via Web </text:p>
          </table:table-cell>
          <table:table-cell/>
        </table:table-row>
        <table:table-row table:style-name="ro1">
          <table:table-cell office:value-type="string">
            <text:p>Test 16</text:p>
          </table:table-cell>
          <table:table-cell office:value-type="string">
            <text:p>Eliminar varios usuarios en bloque via CLI</text:p>
          </table:table-cell>
          <table:table-cell/>
        </table:table-row>
        <table:table-row table:style-name="ro1">
          <table:table-cell office:value-type="string">
            <text:p>Test 17</text:p>
          </table:table-cell>
          <table:table-cell office:value-type="string">
            <text:p>Eliminar varios usuarios en bloque via web</text:p>
          </table:table-cell>
          <table:table-cell/>
        </table:table-row>
        <table:table-row table:style-name="ro1">
          <table:table-cell office:value-type="string">
            <text:p>Test 18</text:p>
          </table:table-cell>
          <table:table-cell office:value-type="string">
            <text:p>Creación de máquina virtual via usuario</text:p>
          </table:table-cell>
          <table:table-cell office:value-type="string">
            <text:p>Crear una nueva máquina virtual via la página de usuario</text:p>
          </table:table-cell>
        </table:table-row>
        <table:table-row table:style-name="ro1">
          <table:table-cell office:value-type="string">
            <text:p>Test 19</text:p>
          </table:table-cell>
          <table:table-cell office:value-type="string">
            <text:p>Buscar usuarios via CLI</text:p>
          </table:table-cell>
          <table:table-cell/>
        </table:table-row>
        <table:table-row table:style-name="ro1">
          <table:table-cell office:value-type="string">
            <text:p>Test 20</text:p>
          </table:table-cell>
          <table:table-cell office:value-type="string">
            <text:p>Buscar usuarios via Web</text:p>
          </table:table-cell>
          <table:table-cell/>
        </table:table-row>
        <table:table-row table:style-name="ro1">
          <table:table-cell office:value-type="string">
            <text:p>Test 21</text:p>
          </table:table-cell>
          <table:table-cell office:value-type="string">
            <text:p>Listar máquinas virtuales asignadas a un usuario</text:p>
          </table:table-cell>
          <table:table-cell office:value-type="string">
            <text:p>Una vez que se entra en la página del usuario, deben aparecer listadas las máquinas de este en la página</text:p>
          </table:table-cell>
        </table:table-row>
        <table:table-row table:style-name="ro1">
          <table:table-cell office:value-type="string">
            <text:p>Test 22</text:p>
          </table:table-cell>
          <table:table-cell office:value-type="string">
            <text:p>Listar Usuarios</text:p>
          </table:table-cell>
          <table:table-cell office:value-type="string">
            <text:p>Una vez hecho click en la pestaña de máquinas virtuales, aparecen los usuarios listados</text:p>
          </table:table-cell>
        </table:table-row>
        <table:table-row table:style-name="ro1">
          <table:table-cell office:value-type="string">
            <text:p>Test 23</text:p>
          </table:table-cell>
          <table:table-cell office:value-type="string">
            <text:p>Paginación de listados</text:p>
          </table:table-cell>
          <table:table-cell office:value-type="string">
            <text:p>Si los elementos de la herramienta web no caben en una única página, deben ser listados en varias, pudiendo navegar entre las distintas páginas.</text:p>
          </table:table-cell>
        </table:table-row>
        <table:table-row table:style-name="ro1">
          <table:table-cell office:value-type="string">
            <text:p>Test 24</text:p>
          </table:table-cell>
          <table:table-cell office:value-type="string">
            <text:p>Listado máquinas virtuales. </text:p>
          </table:table-cell>
          <table:table-cell office:value-type="string">
            <text:p>Cuando se pulsa el listado de máquinas virtuales debe aparecer el listado de estas. </text:p>
          </table:table-cell>
        </table:table-row>
        <table:table-row table:style-name="ro1">
          <table:table-cell office:value-type="string">
            <text:p>Test 25</text:p>
          </table:table-cell>
          <table:table-cell office:value-type="string">
            <text:p>Listado de máquinas virtuales via cli</text:p>
          </table:table-cell>
          <table:table-cell office:value-type="string">
            <text:p>Ejecutando qvd-admin vm list deben aparecer listadas todas las máquinas virtuales. </text:p>
          </table:table-cell>
        </table:table-row>
        <table:table-row table:style-name="ro1">
          <table:table-cell office:value-type="string">
            <text:p>Test 26</text:p>
          </table:table-cell>
          <table:table-cell office:value-type="string">
            <text:p>Añadir una vm via web</text:p>
          </table:table-cell>
          <table:table-cell/>
        </table:table-row>
        <table:table-row table:style-name="ro1">
          <table:table-cell office:value-type="string">
            <text:p>Test 27</text:p>
          </table:table-cell>
          <table:table-cell office:value-type="string">
            <text:p>Borrar una máquina via web </text:p>
          </table:table-cell>
          <table:table-cell/>
        </table:table-row>
        <table:table-row table:style-name="ro1">
          <table:table-cell office:value-type="string">
            <text:p>Test 28</text:p>
          </table:table-cell>
          <table:table-cell office:value-type="string">
            <text:p>Arrancar una vm via CLI</text:p>
          </table:table-cell>
          <table:table-cell/>
        </table:table-row>
        <table:table-row table:style-name="ro1">
          <table:table-cell office:value-type="string">
            <text:p>Test 29</text:p>
          </table:table-cell>
          <table:table-cell office:value-type="string">
            <text:p>Arrancar una máquina virtual via web </text:p>
          </table:table-cell>
          <table:table-cell/>
        </table:table-row>
        <table:table-row table:style-name="ro1">
          <table:table-cell office:value-type="string">
            <text:p>Test 30</text:p>
          </table:table-cell>
          <table:table-cell office:value-type="string">
            <text:p>Parar una áquina virtual via CLI</text:p>
          </table:table-cell>
          <table:table-cell/>
        </table:table-row>
        <table:table-row table:style-name="ro1">
          <table:table-cell office:value-type="string">
            <text:p>Test 31</text:p>
          </table:table-cell>
          <table:table-cell office:value-type="string">
            <text:p>Parar una vm via web</text:p>
          </table:table-cell>
          <table:table-cell/>
        </table:table-row>
        <table:table-row table:style-name="ro1">
          <table:table-cell office:value-type="string">
            <text:p>Test 32</text:p>
          </table:table-cell>
          <table:table-cell office:value-type="string">
            <text:p>Desconectar un usuario de una máquina virtual via CLI</text:p>
          </table:table-cell>
          <table:table-cell/>
        </table:table-row>
        <table:table-row table:style-name="ro1">
          <table:table-cell office:value-type="string">
            <text:p>Test 33</text:p>
          </table:table-cell>
          <table:table-cell office:value-type="string">
            <text:p>Desconectar un usuario de una máquina virtual via CLI</text:p>
          </table:table-cell>
          <table:table-cell/>
        </table:table-row>
        <table:table-row table:style-name="ro1">
          <table:table-cell office:value-type="string">
            <text:p>Test 34</text:p>
          </table:table-cell>
          <table:table-cell office:value-type="string">
            <text:p>Cambiar las propiedades de una máquina virtual via CLI</text:p>
          </table:table-cell>
          <table:table-cell/>
        </table:table-row>
        <table:table-row table:style-name="ro1">
          <table:table-cell office:value-type="string">
            <text:p>Test 35</text:p>
          </table:table-cell>
          <table:table-cell office:value-type="string">
            <text:p>Borrar las propiedades de una vm Via CLI</text:p>
          </table:table-cell>
          <table:table-cell/>
        </table:table-row>
        <table:table-row table:style-name="ro1">
          <table:table-cell office:value-type="string">
            <text:p>Test 36</text:p>
          </table:table-cell>
          <table:table-cell office:value-type="string">
            <text:p>Listar las propiedades de una vm via CLI</text:p>
          </table:table-cell>
          <table:table-cell/>
        </table:table-row>
        <table:table-row table:style-name="ro1">
          <table:table-cell office:value-type="string">
            <text:p>Test 37</text:p>
          </table:table-cell>
          <table:table-cell office:value-type="string">
            <text:p>Conectar via vnc a una máquina virtual via VNC <text:s/>con la web </text:p>
          </table:table-cell>
          <table:table-cell/>
        </table:table-row>
        <table:table-row table:style-name="ro1">
          <table:table-cell office:value-type="string">
            <text:p>Test 38</text:p>
          </table:table-cell>
          <table:table-cell office:value-type="string">
            <text:p>Conectar a una vm via ssh (Linux only) <text:s/>con el <text:s/>CLI</text:p>
          </table:table-cell>
          <table:table-cell/>
        </table:table-row>
        <table:table-row table:style-name="ro1">
          <table:table-cell office:value-type="string">
            <text:p>Test 39</text:p>
          </table:table-cell>
          <table:table-cell office:value-type="string">
            <text:p>Cambiar las propiedades de un usuario via CLI</text:p>
          </table:table-cell>
          <table:table-cell/>
        </table:table-row>
        <table:table-row table:style-name="ro1">
          <table:table-cell office:value-type="string">
            <text:p>Test 40</text:p>
          </table:table-cell>
          <table:table-cell office:value-type="string">
            <text:p>Añadir propiedades del usuario via CLI</text:p>
          </table:table-cell>
          <table:table-cell/>
        </table:table-row>
        <table:table-row table:style-name="ro1">
          <table:table-cell office:value-type="string">
            <text:p>Test 41</text:p>
          </table:table-cell>
          <table:table-cell office:value-type="string">
            <text:p>Eliminar propiedades del usuario via CLI.</text:p>
          </table:table-cell>
          <table:table-cell/>
        </table:table-row>
        <table:table-row table:style-name="ro1">
          <table:table-cell office:value-type="string">
            <text:p>Test 42</text:p>
          </table:table-cell>
          <table:table-cell office:value-type="string">
            <text:p>Cambiar los certificados ssl via CLI</text:p>
          </table:table-cell>
          <table:table-cell/>
        </table:table-row>
        <table:table-row table:style-name="ro1">
          <table:table-cell office:value-type="string">
            <text:p>Test 43</text:p>
          </table:table-cell>
          <table:table-cell office:value-type="string">
            <text:p>Poner propiedades de configuración del sistema via CLI</text:p>
          </table:table-cell>
          <table:table-cell/>
        </table:table-row>
        <table:table-row table:style-name="ro1">
          <table:table-cell office:value-type="string">
            <text:p>Test 44</text:p>
          </table:table-cell>
          <table:table-cell office:value-type="string">
            <text:p>Listar propiedades de configuración del sistema via CLI</text:p>
          </table:table-cell>
          <table:table-cell/>
        </table:table-row>
        <table:table-row table:style-name="ro1">
          <table:table-cell office:value-type="string">
            <text:p>Test 45</text:p>
          </table:table-cell>
          <table:table-cell office:value-type="string">
            <text:p>Añadir un osi cia CLI</text:p>
          </table:table-cell>
          <table:table-cell/>
        </table:table-row>
        <table:table-row table:style-name="ro1">
          <table:table-cell office:value-type="string">
            <text:p>Test 46</text:p>
          </table:table-cell>
          <table:table-cell office:value-type="string">
            <text:p>Borrar un OSI via CLI</text:p>
          </table:table-cell>
          <table:table-cell/>
        </table:table-row>
        <table:table-row table:style-name="ro1">
          <table:table-cell office:value-type="string">
            <text:p>Test 47</text:p>
          </table:table-cell>
          <table:table-cell office:value-type="string">
            <text:p>Listar los OSI via CLI</text:p>
          </table:table-cell>
          <table:table-cell/>
        </table:table-row>
        <table:table-row table:style-name="ro1">
          <table:table-cell office:value-type="string">
            <text:p>Test 48</text:p>
          </table:table-cell>
          <table:table-cell office:value-type="string">
            <text:p>Añadir un osi via Web</text:p>
          </table:table-cell>
          <table:table-cell/>
        </table:table-row>
        <table:table-row table:style-name="ro1">
          <table:table-cell office:value-type="string">
            <text:p>Test 49</text:p>
          </table:table-cell>
          <table:table-cell office:value-type="string">
            <text:p>Borrar un OSI via Web </text:p>
          </table:table-cell>
          <table:table-cell/>
        </table:table-row>
        <table:table-row table:style-name="ro1">
          <table:table-cell office:value-type="string">
            <text:p>Test 50</text:p>
          </table:table-cell>
          <table:table-cell office:value-type="string">
            <text:p>Listar los OSI via Web </text:p>
          </table:table-cell>
          <table:table-cell/>
        </table:table-row>
        <table:table-row table:style-name="ro1">
          <table:table-cell office:value-type="string">
            <text:p>Test 51</text:p>
          </table:table-cell>
          <table:table-cell office:value-type="string">
            <text:p>Funcionamiento correcto de la interfaz Ajax en los navegadores. </text:p>
          </table:table-cell>
          <table:table-cell/>
        </table:table-row>
        <table:table-row table:style-name="ro1">
          <table:table-cell office:value-type="string">
            <text:p>Test 52</text:p>
          </table:table-cell>
          <table:table-cell office:value-type="string">
            <text:p>Autoarranque de una máquina virtual</text:p>
          </table:table-cell>
          <table:table-cell office:value-type="string">
            <text:p>Si un usuario se conecta a una máquina virtual que no está funcinando, la máquina debe ser capaz de levantarse automáticamente. </text:p>
          </table:table-cell>
        </table:table-row>
        <table:table-row table:style-name="ro1">
          <table:table-cell office:value-type="string">
            <text:p>Test 53</text:p>
          </table:table-cell>
          <table:table-cell office:value-type="string">
            <text:p>Añadir host via web</text:p>
          </table:table-cell>
          <table:table-cell/>
        </table:table-row>
        <table:table-row table:style-name="ro1">
          <table:table-cell office:value-type="string">
            <text:p>Test 54</text:p>
          </table:table-cell>
          <table:table-cell office:value-type="string">
            <text:p>Añadir Host via CLI</text:p>
          </table:table-cell>
          <table:table-cell/>
        </table:table-row>
        <table:table-row table:style-name="ro1">
          <table:table-cell office:value-type="string">
            <text:p>Test 55</text:p>
          </table:table-cell>
          <table:table-cell office:value-type="string">
            <text:p>Borrar Host via web</text:p>
          </table:table-cell>
          <table:table-cell/>
        </table:table-row>
        <table:table-row table:style-name="ro1">
          <table:table-cell office:value-type="string">
            <text:p>Test 56</text:p>
          </table:table-cell>
          <table:table-cell office:value-type="string">
            <text:p>Borrar host via CLI </text:p>
          </table:table-cell>
          <table:table-cell/>
        </table:table-row>
        <table:table-row table:style-name="ro1">
          <table:table-cell office:value-type="string">
            <text:p>Test 57</text:p>
          </table:table-cell>
          <table:table-cell office:value-type="string">
            <text:p>Modificar propiedades del host via CLI</text:p>
          </table:table-cell>
          <table:table-cell/>
        </table:table-row>
        <table:table-row table:style-name="ro1">
          <table:table-cell office:value-type="string">
            <text:p>Test 58</text:p>
          </table:table-cell>
          <table:table-cell office:value-type="string">
            <text:p>Modificar propiedades del host via web </text:p>
          </table:table-cell>
          <table:table-cell/>
        </table:table-row>
        <table:table-row table:style-name="ro1">
          <table:table-cell office:value-type="string">
            <text:p>Test 59</text:p>
          </table:table-cell>
          <table:table-cell office:value-type="string">
            <text:p>Añadir propiedades del host via CLI </text:p>
          </table:table-cell>
          <table:table-cell/>
        </table:table-row>
        <table:table-row table:style-name="ro1">
          <table:table-cell office:value-type="string">
            <text:p>Test 60</text:p>
          </table:table-cell>
          <table:table-cell office:value-type="string">
            <text:p>Añadir propiedades del host via Web. </text:p>
          </table:table-cell>
          <table:table-cell/>
        </table:table-row>
        <table:table-row table:style-name="ro1">
          <table:table-cell office:value-type="string">
            <text:p>Test 61</text:p>
          </table:table-cell>
          <table:table-cell office:value-type="string">
            <text:p>Retoma de usuarios</text:p>
          </table:table-cell>
          <table:table-cell/>
        </table:table-row>
        <table:table-row table:style-name="ro1">
          <table:table-cell office:value-type="string">
            <text:p>Test 62</text:p>
          </table:table-cell>
          <table:table-cell office:value-type="string">
            <text:p>Conexión de un usuario a sus respectivos nodos. </text:p>
          </table:table-cell>
          <table:table-cell/>
        </table:table-row>
        <table:table-row table:style-name="ro1">
          <table:table-cell office:value-type="string">
            <text:p>Test 63</text:p>
          </table:table-cell>
          <table:table-cell office:value-type="string">
            <text:p>Paquetización del VMA. </text:p>
          </table:table-cell>
          <table:table-cell/>
        </table:table-row>
        <table:table-row table:style-name="ro1">
          <table:table-cell office:value-type="string">
            <text:p>Test 64</text:p>
          </table:table-cell>
          <table:table-cell office:value-type="string">
            <text:p>Comprobación del logging del l7r</text:p>
          </table:table-cell>
          <table:table-cell/>
        </table:table-row>
        <table:table-row table:style-name="ro1">
          <table:table-cell office:value-type="string">
            <text:p>Test 65</text:p>
          </table:table-cell>
          <table:table-cell office:value-type="string">
            <text:p>Comprobación del logging del hkd</text:p>
          </table:table-cell>
          <table:table-cell/>
        </table:table-row>
        <table:table-row table:style-name="ro1">
          <table:table-cell office:value-type="string">
            <text:p>Test 66</text:p>
          </table:table-cell>
          <table:table-cell office:value-type="string">
            <text:p>comprobación del loggind del RC</text:p>
          </table:table-cell>
          <table:table-cell/>
        </table:table-row>
        <table:table-row table:style-name="ro1">
          <table:table-cell office:value-type="string">
            <text:p>Test 67</text:p>
          </table:table-cell>
          <table:table-cell table:number-columns-repeated="2"/>
        </table:table-row>
        <table:table-row table:style-name="ro1">
          <table:table-cell office:value-type="string">
            <text:p>Test 68</text:p>
          </table:table-cell>
          <table:table-cell table:number-columns-repeated="2"/>
        </table:table-row>
        <table:table-row table:style-name="ro1">
          <table:table-cell office:value-type="string">
            <text:p>Test 69</text:p>
          </table:table-cell>
          <table:table-cell table:number-columns-repeated="2"/>
        </table:table-row>
        <table:table-row table:style-name="ro1">
          <table:table-cell office:value-type="string">
            <text:p>Test 70</text:p>
          </table:table-cell>
          <table:table-cell table:number-columns-repeated="2"/>
        </table:table-row>
        <table:table-row table:style-name="ro1">
          <table:table-cell office:value-type="string">
            <text:p>Test 71</text:p>
          </table:table-cell>
          <table:table-cell table:number-columns-repeated="2"/>
        </table:table-row>
        <table:table-row table:style-name="ro1">
          <table:table-cell office:value-type="string">
            <text:p>Test 72</text:p>
          </table:table-cell>
          <table:table-cell table:number-columns-repeated="2"/>
        </table:table-row>
        <table:table-row table:style-name="ro1">
          <table:table-cell office:value-type="string">
            <text:p>Test 73</text:p>
          </table:table-cell>
          <table:table-cell table:number-columns-repeated="2"/>
        </table:table-row>
        <table:table-row table:style-name="ro1">
          <table:table-cell office:value-type="string">
            <text:p>Test 74</text:p>
          </table:table-cell>
          <table:table-cell table:number-columns-repeated="2"/>
        </table:table-row>
        <table:table-row table:style-name="ro1">
          <table:table-cell office:value-type="string">
            <text:p>Test 75</text:p>
          </table:table-cell>
          <table:table-cell table:number-columns-repeated="2"/>
        </table:table-row>
        <table:table-row table:style-name="ro1">
          <table:table-cell office:value-type="string">
            <text:p>Test 76</text:p>
          </table:table-cell>
          <table:table-cell table:number-columns-repeated="2"/>
        </table:table-row>
        <table:table-row table:style-name="ro1">
          <table:table-cell office:value-type="string">
            <text:p>Test 77</text:p>
          </table:table-cell>
          <table:table-cell table:number-columns-repeated="2"/>
        </table:table-row>
        <table:table-row table:style-name="ro1">
          <table:table-cell office:value-type="string">
            <text:p>Test 78</text:p>
          </table:table-cell>
          <table:table-cell table:number-columns-repeated="2"/>
        </table:table-row>
        <table:table-row table:style-name="ro1">
          <table:table-cell office:value-type="string">
            <text:p>Test 79</text:p>
          </table:table-cell>
          <table:table-cell table:number-columns-repeated="2"/>
        </table:table-row>
        <table:table-row table:style-name="ro1">
          <table:table-cell office:value-type="string">
            <text:p>Test 80</text:p>
          </table:table-cell>
          <table:table-cell table:number-columns-repeated="2"/>
        </table:table-row>
        <table:table-row table:style-name="ro1">
          <table:table-cell office:value-type="string">
            <text:p>Test 81</text:p>
          </table:table-cell>
          <table:table-cell table:number-columns-repeated="2"/>
        </table:table-row>
        <table:table-row table:style-name="ro1">
          <table:table-cell office:value-type="string">
            <text:p>Test 82</text:p>
          </table:table-cell>
          <table:table-cell table:number-columns-repeated="2"/>
        </table:table-row>
        <table:table-row table:style-name="ro1">
          <table:table-cell office:value-type="string">
            <text:p>Test 83</text:p>
          </table:table-cell>
          <table:table-cell table:number-columns-repeated="2"/>
        </table:table-row>
        <table:table-row table:style-name="ro1">
          <table:table-cell office:value-type="string">
            <text:p>Test 84</text:p>
          </table:table-cell>
          <table:table-cell table:number-columns-repeated="2"/>
        </table:table-row>
        <table:table-row table:style-name="ro1">
          <table:table-cell office:value-type="string">
            <text:p>Test 85</text:p>
          </table:table-cell>
          <table:table-cell table:number-columns-repeated="2"/>
        </table:table-row>
      </table:table>
      <table:table table:name="Paquetización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Pruebas sometidas a los paquet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D</text:p>
          </table:table-cell>
          <table:table-cell office:value-type="string">
            <text:p>Descripci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st 1 </text:p>
          </table:table-cell>
          <table:table-cell office:value-type="string">
            <text:p>Instalación de los componentes servidor.</text:p>
          </table:table-cell>
          <table:table-cell office:value-type="string">
            <text:p>Los paquetes deben poder ser instalados automáticamente via dpkg </text:p>
          </table:table-cell>
        </table:table-row>
      </table:table>
      <table:table table:name="Pruebas Unitarias Cliente" table:style-name="ta1" table:print="false">
        <table:table-column table:style-name="co8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>
            <text:p>Pruebas Unitarias</text:p>
          </table:table-cell>
        </table:table-row>
      </table:table>
      <table:table table:name="Pruebas Unitarias VMAS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Pruebas Unitarias VMA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Pruebas Unitarias L7R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Pruebas Unitarias BDD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Pruebas unitarias web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Pruebas Unitarias RC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5">25/02/2010</text:date>, <text:time>15:17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Arenas</meta:initial-creator>
    <meta:creation-date>2010-02-25T11:27:29</meta:creation-date>
    <dc:date>2010-02-25T15:17:48</dc:date>
    <dc:creator>Nicolas Arenas</dc:creator>
    <meta:editing-duration>PT03H50M23S</meta:editing-duration>
    <meta:editing-cycles>8</meta:editing-cycles>
    <meta:generator>OpenOffice.org/3.1$Unix OpenOffice.org_project/310m19$Build-9420</meta:generator>
    <meta:document-statistic meta:table-count="9" meta:cell-count="186" meta:object-count="0"/>
  </office:meta>
</office:document-meta>
</file>